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7"/>
  <manifest:file-entry manifest:media-type="" manifest:full-path="ObjectReplacements/Object 9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application/rdf+xml" manifest:full-path="manifest.rdf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StarSymbol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.4165in" fo:margin-right="0in" fo:text-indent="0in" style:auto-text-indent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Heading_20_2" style:list-style-name="">
      <style:paragraph-properties fo:line-height="100%" fo:orphans="2" fo:widows="2">
        <style:tab-stops/>
      </style:paragraph-properties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fo:background-color="transparent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CS541<text:span text:style-name="T1"> </text:span>Project 1</text:h>
      <text:h text:style-name="Heading_20_2" text:outline-level="2">Synopsis</text:h>
      <text:p text:style-name="P1">Implement Phong lighting and Phong shading using GLSL, the OpenGL shader language.</text:p>
      <text:h text:style-name="Heading_20_2" text:outline-level="2">Instructions</text:h>
      <text:p text:style-name="Standard"><text:span text:style-name="T6">This project serves as an introduction to GLSL shader programming. <text:s/>You are to implement Phong lighting and Phong shading as follows. <text:s/>Phong </text:span><text:span text:style-name="T8">shading</text:span><text:span text:style-name="T6"> is implemented by calculating Phong </text:span><text:span text:style-name="T8">lighting</text:span><text:span text:style-name="T6"> at every pixel using values interpolated from vertices to every pixel. <text:s/>(This is in contrast to Gouraud shading, where the Phong lighting is calculated only at vertices and the resulting color is interpolated to each pixel.) <text:s text:c="2"/>The calculations are to be done in the eye</text:span><text:span text:style-name="T6">-space</text:span><text:span text:style-name="T6">, with some of the calculations done in a vertex shader and some in the pixel shader, </text:span><text:span text:style-name="T6">and</text:span><text:span text:style-name="T6"> communication between the two done via varying variables.</text:span></text:p>
      <text:p text:style-name="P1"/>
      <text:p text:style-name="P1">The Phong lighting calculation requires three vectors:</text:p>
      <text:list xml:id="list2177460802" text:style-name="L1">
        <text:list-item>
          <text:p text:style-name="P4"><text:span text:style-name="T6">The </text:span><text:span text:style-name="T6">normal to the surface</text:span></text:p>
        </text:list-item>
        <text:list-item>
          <text:p text:style-name="P4"><text:span text:style-name="T6">T</text:span><text:span text:style-name="T6">he direction toward the light</text:span></text:p>
        </text:list-item>
        <text:list-item>
          <text:p text:style-name="P4"><text:span text:style-name="T6">T</text:span><text:span text:style-name="T6">he direction toward the eye</text:span></text:p>
        </text:list-item>
      </text:list>
      <text:p text:style-name="P1">All three vectors should be</text:p>
      <text:list xml:id="list968130164" text:style-name="L2">
        <text:list-item>
          <text:p text:style-name="P5">C<text:span text:style-name="T6">alculated at each vertex in the eye-space, </text:span></text:p>
        </text:list-item>
        <text:list-item>
          <text:p text:style-name="P6">Passed to the pixel shader via GLSL varying variables,</text:p>
        </text:list-item>
        <text:list-item>
          <text:p text:style-name="P5"><text:span text:style-name="T6">Normalized</text:span><text:span text:style-name="T6"> in the pixel shader to calculate Phong Lighting at each pixel.</text:span></text:p>
        </text:list-item>
      </text:list>
      <text:p text:style-name="P1">The details of each step are shown in the next two sections.</text:p>
      <text:h text:style-name="Heading_20_2" text:outline-level="2">Vertex Shader</text:h>
      <text:p text:style-name="Standard">Inputs:</text:p>
      <text:list xml:id="list186531824" text:style-name="L3">
        <text:list-item>
          <text:p text:style-name="P8"><text:span text:style-name="T8">gl</text:span><text:span text:style-name="T8">_Vertex:</text:span><text:span text:style-name="T6"> The vertex in modeling coordinates.</text:span></text:p>
        </text:list-item>
        <text:list-item>
          <text:p text:style-name="P8"><text:span text:style-name="T8">gl_Normal:</text:span><text:span text:style-name="T6"> The normal in modeling coordinates.</text:span></text:p>
        </text:list-item>
        <text:list-item>
          <text:p text:style-name="P8"><text:span text:style-name="T8">gl_ModelViewMatrix:</text:span><text:span text:style-name="T6"> The matrix to transform vertices to </text:span><text:span text:style-name="T6">eye-space</text:span></text:p>
        </text:list-item>
        <text:list-item>
          <text:p text:style-name="P8"><text:span text:style-name="T8">gl_NormalMatrix:</text:span><text:span text:style-name="T6"> The matrix to transform normals to </text:span><text:span text:style-name="T6">eye-space</text:span><text:span text:style-name="T6">.</text:span></text:p>
        </text:list-item>
        <text:list-item>
          <text:p text:style-name="P8"><text:span text:style-name="T8">E=(0,0,0):</text:span><text:span text:style-name="T6"> The eye's position in </text:span><text:span text:style-name="T6">eye-space</text:span><text:span text:style-name="T6">.</text:span></text:p>
        </text:list-item>
        <text:list-item>
          <text:p text:style-name="P8"><text:span text:style-name="T8">gl_LightSource[0].position:</text:span><text:span text:style-name="T6"> The light's position in </text:span><text:span text:style-name="T6">eye-space</text:span></text:p>
        </text:list-item>
      </text:list>
      <text:p text:style-name="P1">Outputs/calculations:</text:p>
      <text:list xml:id="list611866657" text:style-name="L4">
        <text:list-item>
          <text:p text:style-name="P9"><text:span text:style-name="T6">gl</text:span><text:span text:style-name="T6">_Position = ftransform(); // or gl_ModelViewProjectionMatrix*gl_Vertex</text:span></text:p>
        </text:list-item>
        <text:list-item>
          <text:p text:style-name="P9"><text:span text:style-name="T6">pixel position as a local variable </text:span><text:span text:style-name="T8">V</text:span><text:span text:style-name="T6">=(gl_ModelViewMatrix * gl_Vertex).xyz</text:span></text:p>
        </text:list-item>
        <text:list-item>
          <text:p text:style-name="P9"><text:span text:style-name="T6">varying variable </text:span><text:span text:style-name="T8">normal</text:span><text:span text:style-name="T6"> as gl_NormalMatrix*gl_Normal</text:span></text:p>
        </text:list-item>
        <text:list-item>
          <text:p text:style-name="P9"><text:span text:style-name="T6">varying variable </text:span><text:span text:style-name="T8">eye</text:span><text:span text:style-name="T6"> as E-V</text:span></text:p>
        </text:list-item>
        <text:list-item>
          <text:p text:style-name="P9"><text:span text:style-name="T6">varying variable </text:span><text:span text:style-name="T8">light</text:span><text:span text:style-name="T6"> as gl_LightSource[0].position.xyz – V</text:span></text:p>
        </text:list-item>
      </text:list>
      <text:h text:style-name="P16" text:outline-level="2"/>
      <text:h text:style-name="P17" text:outline-level="2">Pixel (or fragment) shader</text:h>
      <text:p text:style-name="P1">Inputs:</text:p>
      <text:list xml:id="list1068333386" text:style-name="L5">
        <text:list-item>
          <text:p text:style-name="P10"><text:span text:style-name="T6">varying variables </text:span><text:span text:style-name="T8">normal, eye, light</text:span><text:span text:style-name="T6"> interpolated by the rasterization pipeline. (Don't forget to scale these to unit length.)</text:span></text:p>
        </text:list-item>
        <text:list-item>
          <text:p text:style-name="P7">gl_LightModel.ambient: Scene ambient light.</text:p>
        </text:list-item>
        <text:list-item>
          <text:p text:style-name="P7">gl_LightSource[0]: </text:p>
          <text:list>
            <text:list-item>
              <text:p text:style-name="P7">ambient: Light's contribution to ambient light</text:p>
            </text:list-item>
            <text:list-item>
              <text:p text:style-name="P10"><text:span text:style-name="T6">diffuse: </text:span><text:span text:style-name="T6">Diffuse version of </text:span><text:span text:style-name="T6"><draw:frame draw:style-name="fr1" draw:name="Object9" text:anchor-type="as-char" svg:width="0.1898in" svg:height="0.2083in" draw:z-index="1"><draw:object xlink:href="./Object 9" xlink:type="simple" xlink:show="embed" xlink:actuate="onLoad"/><draw:image xlink:href="./ObjectReplacements/Object 9" xlink:type="simple" xlink:show="embed" xlink:actuate="onLoad"/></draw:frame></text:span></text:p>
            </text:list-item>
            <text:list-item>
              <text:p text:style-name="P10"><text:span text:style-name="T6">specular: </text:span><text:span text:style-name="T6">Specular version of </text:span><text:span text:style-name="T6"><draw:frame draw:style-name="fr1" draw:name="Object3" text:anchor-type="as-char" svg:width="0.1898in" svg:height="0.2083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  </text:list-item>
          </text:list>
        </text:list-item>
        <text:list-item>
          <text:p text:style-name="P7">gl_FrontMaterial:</text:p>
          <text:list>
            <text:list-item>
              <text:p text:style-name="P10"><text:span text:style-name="T6">emission: </text:span><text:span text:style-name="T6"><draw:frame draw:style-name="fr1" draw:name="Object2" text:anchor-type="as-char" svg:width="0.2098in" svg:height="0.2083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6">, </text:span></text:p>
            </text:list-item>
            <text:list-item>
              <text:p text:style-name="P10"><text:span text:style-name="T6">ambient: </text:span><text:span text:style-name="T6"><draw:frame draw:style-name="fr1" draw:name="Object4" text:anchor-type="as-char" svg:width="0.2717in" svg:height="0.2083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6">, </text:span></text:p>
            </text:list-item>
            <text:list-item>
              <text:p text:style-name="P10"><text:span text:style-name="T6">diffuse: </text:span><text:span text:style-name="T6"><draw:frame draw:style-name="fr1" draw:name="Object5" text:anchor-type="as-char" svg:width="0.2717in" svg:height="0.2083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6">, </text:span></text:p>
            </text:list-item>
            <text:list-item>
              <text:p text:style-name="P10"><text:span text:style-name="T6">specular</text:span><text:span text:style-name="T6"><draw:frame draw:style-name="fr1" draw:name="Object6" text:anchor-type="as-char" svg:width="0.261in" svg:height="0.2083in" draw:z-index="0"><draw:object xlink:href="./Object 6" xlink:type="simple" xlink:show="embed" xlink:actuate="onLoad"/><draw:image xlink:href="./ObjectReplacements/Object 6" xlink:type="simple" xlink:show="embed" xlink:actuate="onLoad"/></draw:frame></text:span></text:p>
            </text:list-item>
            <text:list-item>
              <text:p text:style-name="P10"><text:span text:style-name="T6">shininess: </text:span><text:span text:style-name="T6"><draw:frame draw:style-name="fr1" draw:name="Object7" text:anchor-type="as-char" svg:width="0.1661in" svg:height="0.1846in" draw:z-index="5"><draw:object xlink:href="./Object 7" xlink:type="simple" xlink:show="embed" xlink:actuate="onLoad"/><draw:image xlink:href="./ObjectReplacements/Object 7" xlink:type="simple" xlink:show="embed" xlink:actuate="onLoad"/></draw:frame></text:span></text:p>
            </text:list-item>
          </text:list>
        </text:list-item>
      </text:list>
      <text:p text:style-name="P1">Output/calculations:</text:p>
      <text:list xml:id="list695896533" text:style-name="L6">
        <text:list-item>
          <text:p text:style-name="P11"><text:span text:style-name="T6">gl</text:span><text:span text:style-name="T6">_FragColor </text:span><text:span text:style-name="T6">= ...</text:span></text:p>
        </text:list-item>
      </text:list>
      <text:h text:style-name="Heading_20_2" text:outline-level="2">The framework</text:h>
      <text:p text:style-name="Standard">The framework provides all the features necessary to engage in shader programming including some partially written dummy shaders.</text:p>
      <text:p text:style-name="Standard">The framework:</text:p>
      <text:list xml:id="list612052262" text:style-name="L7">
        <text:list-item>
          <text:p text:style-name="P12">Opens a window, creates a scene, and draws it to the window.</text:p>
        </text:list-item>
        <text:list-item>
          <text:p text:style-name="P12">Reads in, compiles, links, and uses a shader program. The initial shader program is nearly useless, but provides a starting point for your shader programming.</text:p>
        </text:list-item>
        <text:list-item>
          <text:p text:style-name="P12">Provides mouse and keyboard interaction to manipulate the scene. The left mouse button rotates the scene, the middle wheel zooms in/out, and the right button pans the scene. <text:s/>In addition, the 'm' key toggles between two models (sphere and torus)/ the 's' key toggles the shader programs on/off, the 'q' key exits, and the digits 0..9 are communicated directly to the shader program via a uniform variable named mode.</text:p>
        </text:list-item>
      </text:list>
      <text:h text:style-name="Heading_20_2" text:outline-level="2">How to submit</text:h>
      <text:p text:style-name="P2">Use Moodle to submit a single zip file of your project.</text:p>
      <text:list xml:id="list55246255" text:style-name="L8">
        <text:list-item>
          <text:p text:style-name="P13"><text:span text:style-name="T3">Create a zip file containing only your *.vert and *.frag files and nothing else. (If, for some reason, you made any changes to the framework, then also include any changed </text:span><text:span text:style-name="T2">source</text:span><text:span text:style-name="T3"> files.)</text:span></text:p>
        </text:list-item>
        <text:list-item>
          <text:p text:style-name="P13"><text:span text:style-name="T3">Log onto the Moodle at “</text:span><text:a xlink:type="simple" xlink:href="https://distance.digipen.edu/"><text:span text:style-name="T4">https://distance.digipen.edu/</text:span></text:a><text:span text:style-name="T5">“, follow the course web page li</text:span>nk CS541, <text:s/>and find the project submission link “CS541 Project 1” . <text:s/>Use the input field, and the “Browse” and “Upload this file” buttons to upload your zip file.</text:p>
        </text:list-item>
      </text:list>
      <text:h text:style-name="Heading_20_2" text:outline-level="2">Grading Basis</text:h>
      <text:p text:style-name="P3">Grading will be on a 100 point basis, with the following distribution:</text:p>
      <text:list xml:id="list2135288499" text:style-name="L9">
        <text:list-item>
          <text:p text:style-name="P14"><text:span text:style-name="T7">Accuracy:</text:span> 80%, judgment based on looking at the results on the screen.</text:p>
        </text:list-item>
        <text:list-item>
          <text:p text:style-name="P14"><text:span text:style-name="T7">Code:</text:span> 20%, judgment based on looking at the code for proper implementation and reasonable commenting practic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StarSymbol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size="12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fo:text-align="center" style:justify-single-word="false" fo:text-indent="0in" style:auto-text-indent="false" style:page-number="auto" style:border-line-width="0.0008in 0.0138in 0.0008in" fo:padding="0.0201in" fo:border="0.06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fo:line-height="100%" fo:text-indent="0in" style:auto-text-indent="false" style:shadow="none" fo:keep-with-next="always">
        <style:tab-stops/>
      </style:paragraph-properties>
      <style:text-properties style:font-name="Bitstream Vera Sans1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1665in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text-indent="0in" style:auto-text-indent="false" fo:keep-with-next="always"/>
      <style:text-properties style:font-name="Times New Roman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/>
      <style:text-properties style:font-name="Bitstream Vera Serif1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page-number="auto"/>
      <style:text-properties style:font-name="Bitstream Vera Serif1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margin-top="0.1in" fo:margin-bottom="0.2in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fo:text-indent="0in" style:auto-text-indent="false"/>
    </style:style>
    <style:style style:name="Code" style:family="paragraph" style:parent-style-name="Standard" style:class="text">
      <style:paragraph-properties fo:margin-left="0.6in" fo:margin-right="0in" fo:text-indent="0in" style:auto-text-indent="false"/>
      <style:text-properties style:font-name="Bitstream Vera Sans Mono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1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1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1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1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1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1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1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1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1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1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1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4201in" fo:margin-right="0.420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>CS350 Project 2</dc:title>
    <meta:initial-creator>xli</meta:initial-creator>
    <meta:creation-date>2004-05-24T12:06:00</meta:creation-date>
    <dc:date>2012-01-11T12:26:00</dc:date>
    <meta:print-date>2009-01-29T08:44:23</meta:print-date>
    <meta:editing-cycles>76</meta:editing-cycles>
    <meta:editing-duration>P1DT16H10M35S</meta:editing-duration>
    <meta:document-statistic meta:table-count="0" meta:image-count="0" meta:object-count="7" meta:page-count="2" meta:paragraph-count="59" meta:word-count="607" meta:character-count="3809" meta:non-whitespace-character-count="327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sub>
      <mi>K</mi>
      <mi>a</mi>
    </msub>
    <annotation encoding="StarMath 5.0">K_a</annotation>
  </semantics>
</math>
</file>

<file path=Object 2/content.xml><?xml version="1.0" encoding="utf-8"?>
<math xmlns="http://www.w3.org/1998/Math/MathML">
  <semantics>
    <msub>
      <mi>I</mi>
      <mi>e</mi>
    </msub>
    <annotation encoding="StarMath 5.0">I_e</annotation>
  </semantics>
</math>
</file>

<file path=Object 3/content.xml><?xml version="1.0" encoding="utf-8"?>
<math xmlns="http://www.w3.org/1998/Math/MathML">
  <semantics>
    <msub>
      <mi>I</mi>
      <mi>i</mi>
    </msub>
    <annotation encoding="StarMath 5.0">I_i</annotation>
  </semantics>
</math>
</file>

<file path=Object 5/content.xml><?xml version="1.0" encoding="utf-8"?>
<math xmlns="http://www.w3.org/1998/Math/MathML">
  <semantics>
    <msub>
      <mi>K</mi>
      <mi>d</mi>
    </msub>
    <annotation encoding="StarMath 5.0">K_d</annotation>
  </semantics>
</math>
</file>

<file path=Object 6/content.xml><?xml version="1.0" encoding="utf-8"?>
<math xmlns="http://www.w3.org/1998/Math/MathML">
  <semantics>
    <msub>
      <mi>K</mi>
      <mi>s</mi>
    </msub>
    <annotation encoding="StarMath 5.0">K_s</annotation>
  </semantics>
</math>
</file>

<file path=Object 7/content.xml><?xml version="1.0" encoding="utf-8"?>
<math xmlns="http://www.w3.org/1998/Math/MathML">
  <semantics>
    <mi>n</mi>
    <annotation encoding="StarMath 5.0">n</annotation>
  </semantics>
</math>
</file>

<file path=Object 9/content.xml><?xml version="1.0" encoding="utf-8"?>
<math xmlns="http://www.w3.org/1998/Math/MathML">
  <semantics>
    <msub>
      <mi>I</mi>
      <mi>i</mi>
    </msub>
    <annotation encoding="StarMath 5.0">I_i</annotation>
  </semantics>
</math>
</file>